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9cbe" officeooo:paragraph-rsid="00029c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1">Comunicacao Otica sem fio no transito, utilizando a tecnologia VLC para transmissao de dados.</text:p>
      <text:p text:style-name="P1"/>
      <text:p text:style-name="P1">A comunicacao podera ser dada entre carros, e entre carros e agentes administradores da via.</text:p>
      <text:p text:style-name="P1"/>
      <text:p text:style-name="P1">Os dados transmitidos podem ser desde informacoes de advertencia, mal tempo, pista escorregadia, assim como distancia, frenagem e outros alertas de outros carros.</text:p>
      <text:p text:style-name="P1"/>
      <text:p text:style-name="P1">Deve se ter em vista que este cenario pode ser ampliado para transmissao de dados ¨grandes¨ tais como streaming de video e musica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1T11:52:13.143878005</meta:creation-date>
    <dc:date>2015-09-11T12:04:12.792371565</dc:date>
    <meta:editing-duration>PT21S</meta:editing-duration>
    <meta:editing-cycles>1</meta:editing-cycles>
    <meta:document-statistic meta:table-count="0" meta:image-count="0" meta:object-count="0" meta:page-count="1" meta:paragraph-count="4" meta:word-count="75" meta:character-count="478" meta:non-whitespace-character-count="406"/>
    <meta:generator>LibreOffice/4.2.8.2$Linux_X86_64 LibreOffice_project/420m0$Build-2</meta:generator>
  </office:meta>
</office:document-meta>
</file>